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determinizada" table:style-name="ta1">
        <table:table-column table:style-name="co1" table:number-columns-repeated="32" table:default-cell-style-name="Default"/>
        <table:table-row table:style-name="ro1">
          <table:table-cell table:style-name="ce1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02053" calcext:value-type="float">
            <text:p>3102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63170" calcext:value-type="float">
            <text:p>16317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9104" calcext:value-type="float">
            <text:p>-79104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90" calcext:value-type="float">
            <text:p>-90</text:p>
          </table:table-cell>
          <table:table-cell table:style-name="ce2" office:value-type="float" office:value="-91" calcext:value-type="float">
            <text:p>-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-94" calcext:value-type="float">
            <text:p>-94</text:p>
          </table:table-cell>
          <table:table-cell table:style-name="ce2" office:value-type="float" office:value="-9597" calcext:value-type="float">
            <text:p>-9597</text:p>
          </table:table-cell>
          <table:table-cell table:style-name="ce2" office:value-type="float" office:value="-9698" calcext:value-type="float">
            <text:p>-9698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101" calcext:value-type="float">
            <text:p>-101</text:p>
          </table:table-cell>
          <table:table-cell table:style-name="ce1" office:value-type="float" office:value="-102" calcext:value-type="float">
            <text:p>-102</text:p>
          </table:table-cell>
          <table:table-cell table:style-name="ce2" office:value-type="float" office:value="-103" calcext:value-type="float">
            <text:p>-1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6" calcext:value-type="float">
            <text:p>-6</text:p>
          </table:table-cell>
          <table:table-cell table:number-columns-repeated="30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" calcext:value-type="float">
            <text:p>-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16" calcext:value-type="float">
            <text:p>-16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20" calcext:value-type="float">
            <text:p>-20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24" calcext:value-type="float">
            <text:p>-24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0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7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31" calcext:value-type="float">
            <text:p>-31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38" calcext:value-type="float">
            <text:p>-38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43" calcext:value-type="float">
            <text:p>-43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45" calcext:value-type="float">
            <text:p>-45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53" calcext:value-type="float">
            <text:p>-53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8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62" calcext:value-type="float">
            <text:p>-62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7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-67" calcext:value-type="float">
            <text:p>-67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7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2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30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15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-93" calcext:value-type="float">
            <text:p>-93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6" calcext:value-type="float">
            <text:p>-6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6" calcext:value-type="float">
            <text:p>-16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24" calcext:value-type="float">
            <text:p>-24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31" calcext:value-type="float">
            <text:p>-31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38" calcext:value-type="float">
            <text:p>-38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43" calcext:value-type="float">
            <text:p>-43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45" calcext:value-type="float">
            <text:p>-45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53" calcext:value-type="float">
            <text:p>-53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62" calcext:value-type="float">
            <text:p>-62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67" calcext:value-type="float">
            <text:p>-67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80" calcext:value-type="float">
            <text:p>-8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0" calcext:value-type="float">
            <text:p>-9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1" calcext:value-type="float">
            <text:p>-91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3" calcext:value-type="float">
            <text:p>-93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4" calcext:value-type="float">
            <text:p>-94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9" calcext:value-type="float">
            <text:p>-99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1" calcext:value-type="float">
            <text:p>-101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2" calcext:value-type="float">
            <text:p>-102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3" calcext:value-type="float">
            <text:p>-103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5" calcext:value-type="float">
            <text:p>-105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6" calcext:value-type="float">
            <text:p>-106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107" calcext:value-type="float">
            <text:p>-107</text:p>
          </table:table-cell>
          <table:table-cell table:number-columns-repeated="31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3170" calcext:value-type="float">
            <text:p>16317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7" calcext:value-type="float">
            <text:p>-7</text:p>
          </table:table-cell>
          <table:table-cell table:number-columns-repeated="2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102053" calcext:value-type="float">
            <text:p>31020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597" calcext:value-type="float">
            <text:p>-9597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-106" calcext:value-type="float">
            <text:p>-106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9698" calcext:value-type="float">
            <text:p>-9698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-107" calcext:value-type="float">
            <text:p>-107</text:p>
          </table:table-cell>
          <table:table-cell table:number-columns-repeated="9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-79104" calcext:value-type="float">
            <text:p>-79104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-105" calcext:value-type="float">
            <text:p>-105</text:p>
          </table:table-cell>
          <table:table-cell table:number-columns-repeated="12" table:style-name="ce2" office:value-type="float" office:value="0" calcext:value-type="float">
            <text:p>0</text:p>
          </table:table-cell>
        </table:table-row>
        <table:table-row table:style-name="ro1" table:number-rows-repeated="104846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original tabela" table:style-name="ta2">
        <table:table-column table:style-name="co2" table:default-cell-style-name="ce4"/>
        <table:table-column table:style-name="co3" table:number-columns-repeated="1023" table:default-cell-style-name="ce4"/>
        <table:table-row table:style-name="ro1">
          <table:table-cell table:style-name="ce1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^</text:p>
          </table:table-cell>
          <table:table-cell table:style-name="ce2" office:value-type="string" calcext:value-type="string">
            <text:p>V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,10,20,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9.104" calcext:value-type="float">
            <text:p>-79,104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90" calcext:value-type="float">
            <text:p>-90</text:p>
          </table:table-cell>
          <table:table-cell table:style-name="ce2" office:value-type="float" office:value="-91" calcext:value-type="float">
            <text:p>-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-94" calcext:value-type="float">
            <text:p>-94</text:p>
          </table:table-cell>
          <table:table-cell table:style-name="ce2" office:value-type="float" office:value="-95.97" calcext:value-type="float">
            <text:p>-95,97</text:p>
          </table:table-cell>
          <table:table-cell table:style-name="ce2" office:value-type="float" office:value="-96.98" calcext:value-type="float">
            <text:p>-96,98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101" calcext:value-type="float">
            <text:p>-101</text:p>
          </table:table-cell>
          <table:table-cell table:style-name="ce1" office:value-type="float" office:value="-102" calcext:value-type="float">
            <text:p>-102</text:p>
          </table:table-cell>
          <table:table-cell table:style-name="ce2" office:value-type="float" office:value="-103" calcext:value-type="float">
            <text:p>-103</text:p>
          </table:table-cell>
          <table:table-cell table:number-columns-repeated="99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-6" calcext:value-type="float">
            <text:p>-6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16" calcext:value-type="float">
            <text:p>-16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20" calcext:value-type="float">
            <text:p>-20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24" calcext:value-type="float">
            <text:p>-24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31" calcext:value-type="float">
            <text:p>-31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38" calcext:value-type="float">
            <text:p>-38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43" calcext:value-type="float">
            <text:p>-43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-45" calcext:value-type="float">
            <text:p>-45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/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53" calcext:value-type="float">
            <text:p>-53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3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9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62" calcext:value-type="float">
            <text:p>-62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-67" calcext:value-type="float">
            <text:p>-67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8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31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-93" calcext:value-type="float">
            <text:p>-9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-106" calcext:value-type="float">
            <text:p>-10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number-columns-repeated="22" table:style-name="ce2" office:value-type="float" office:value="0" calcext:value-type="float">
            <text:p>0</text:p>
          </table:table-cell>
          <table:table-cell table:style-name="ce2" office:value-type="float" office:value="-107" calcext:value-type="float">
            <text:p>-10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number-columns-repeated="19" table:style-name="ce2" office:value-type="float" office:value="0" calcext:value-type="float">
            <text:p>0</text:p>
          </table:table-cell>
          <table:table-cell table:style-name="ce2" office:value-type="float" office:value="-105" calcext:value-type="float">
            <text:p>-105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6" calcext:value-type="float">
            <text:p>-6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6" calcext:value-type="float">
            <text:p>-16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24" calcext:value-type="float">
            <text:p>-24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31" calcext:value-type="float">
            <text:p>-31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38" calcext:value-type="float">
            <text:p>-38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43" calcext:value-type="float">
            <text:p>-43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45" calcext:value-type="float">
            <text:p>-45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53" calcext:value-type="float">
            <text:p>-53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62" calcext:value-type="float">
            <text:p>-62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67" calcext:value-type="float">
            <text:p>-67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80" calcext:value-type="float">
            <text:p>-8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0" calcext:value-type="float">
            <text:p>-9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1" calcext:value-type="float">
            <text:p>-91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3" calcext:value-type="float">
            <text:p>-93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4" calcext:value-type="float">
            <text:p>-94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5" calcext:value-type="float">
            <text:p>-95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6" calcext:value-type="float">
            <text:p>-96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99" calcext:value-type="float">
            <text:p>-99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0" calcext:value-type="float">
            <text:p>-100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1" calcext:value-type="float">
            <text:p>-101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2" calcext:value-type="float">
            <text:p>-102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3" calcext:value-type="float">
            <text:p>-103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5" calcext:value-type="float">
            <text:p>-105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6" calcext:value-type="float">
            <text:p>-106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2" office:value-type="float" office:value="-107" calcext:value-type="float">
            <text:p>-107</text:p>
          </table:table-cell>
          <table:table-cell table:number-columns-repeated="32" table:style-name="ce2" office:value-type="float" office:value="0" calcext:value-type="float">
            <text:p>0</text:p>
          </table:table-cell>
          <table:table-cell table:number-columns-repeated="991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2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 -</number:text>
      <number:number number:decimal-places="0" number:min-integer-digits="2"/>
      <number:text> </number:text>
    </number:number-style>
    <number:number-style style:name="N110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Vírgula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0:00:01.4819411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12-03-27T11:28:20Z</meta:creation-date>
    <dc:date>2013-11-29T00:46:57.884000000</dc:date>
    <meta:editing-cycles>66</meta:editing-cycles>
    <meta:editing-duration>PT5H45M40S</meta:editing-duration>
    <meta:document-statistic meta:table-count="2" meta:cell-count="7180" meta:object-count="0"/>
  </office:meta>
</office:document-meta>
</file>